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32cm" fo:min-width="5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81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3.84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647cm" fo:min-width="5.57cm"/>
    </style:style>
    <style:style style:name="gr12" style:family="graphic" style:parent-style-name="standard">
      <style:graphic-properties draw:stroke="dash" draw:stroke-dash="Line_20_Style_20_9" draw:fill-color="#ffffff" draw:textarea-horizontal-align="justify" draw:textarea-vertical-align="middle" draw:auto-grow-height="false" fo:min-height="1.02cm" fo:min-width="12.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4.572cm" svg:y1="2.54cm" svg:x2="4.588cm" svg:y2="19.304cm">
          <text:p/>
        </draw:line>
        <draw:line draw:style-name="gr1" draw:text-style-name="P1" draw:layer="layout" svg:x1="17.272cm" svg:y1="2.54cm" svg:x2="17.356cm" svg:y2="19.304cm">
          <text:p/>
        </draw:line>
        <draw:line draw:style-name="gr1" draw:text-style-name="P1" draw:layer="layout" svg:x1="25.4cm" svg:y1="2.54cm" svg:x2="25.4cm" svg:y2="19.294cm">
          <text:p/>
        </draw:line>
        <draw:frame draw:style-name="gr2" draw:text-style-name="P3" draw:layer="layout" svg:width="1.778cm" svg:height="2.384cm" svg:x="3.764cm" svg:y="1.68cm">
          <draw:text-box>
            <text:p text:style-name="P2">UE </text:p>
          </draw:text-box>
        </draw:frame>
        <draw:frame draw:style-name="gr2" draw:text-style-name="P3" draw:layer="layout" svg:width="7.61cm" svg:height="2.384cm" svg:x="13.716cm" svg:y="1.524cm">
          <draw:text-box>
            <text:p text:style-name="P2">SCN</text:p>
            <text:p text:style-name="P2"/>
          </draw:text-box>
        </draw:frame>
        <draw:frame draw:style-name="gr2" draw:text-style-name="P3" draw:layer="layout" svg:width="2.32cm" svg:height="2.384cm" svg:x="24.248cm" svg:y="1.582cm">
          <draw:text-box>
            <text:p text:style-name="P2">HN</text:p>
          </draw:text-box>
        </draw:frame>
        <draw:line draw:style-name="gr3" draw:text-style-name="P1" draw:layer="layout" svg:x1="11.33cm" svg:y1="11.994cm" svg:x2="4.606cm" svg:y2="11.994cm">
          <text:p/>
        </draw:line>
        <draw:line draw:style-name="gr3" draw:text-style-name="P1" draw:layer="layout" svg:x1="4.606cm" svg:y1="17.988cm" svg:x2="11.43cm" svg:y2="17.988cm">
          <text:p/>
        </draw:line>
        <draw:line draw:style-name="gr3" draw:text-style-name="P1" draw:layer="layout" svg:x1="17.356cm" svg:y1="7.636cm" svg:x2="25.36cm" svg:y2="7.646cm">
          <text:p/>
        </draw:line>
        <draw:line draw:style-name="gr3" draw:text-style-name="P1" draw:layer="layout" svg:x1="25.4cm" svg:y1="9.93cm" svg:x2="17.356cm" svg:y2="9.916cm">
          <text:p/>
        </draw:line>
        <draw:g>
          <svg:title>TexMaths</svg:title>
          <svg:desc>12§latex§$scnid,e_{scnid}$§svg§600§TRUE§</svg:desc>
          <draw:polygon draw:style-name="gr4" draw:text-style-name="P4" draw:layer="layout" svg:width="2.188cm" svg:height="0.374cm" svg:x="20.493cm" svg:y="7.039cm" svg:viewBox="0 0 2189 375" draw:points="1095,375 0,375 0,0 2189,0 2189,375">
            <text:p/>
          </draw:polygon>
          <draw:path draw:style-name="gr5" draw:text-style-name="P5" draw:layer="layout" svg:width="0.155cm" svg:height="0.191cm" svg:x="20.515cm" svg:y="7.1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text-style-name="P5" draw:layer="layout" svg:width="0.165cm" svg:height="0.191cm" svg:x="20.708cm" svg:y="7.145cm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
            <text:p/>
          </draw:path>
          <draw:path draw:style-name="gr5" draw:text-style-name="P5" draw:layer="layout" svg:width="0.228cm" svg:height="0.191cm" svg:x="20.884cm" svg:y="7.1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21.136cm" svg:y="7.0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21.286cm" svg:y="7.0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049cm" svg:height="0.126cm" svg:x="21.524cm" svg:y="7.287cm" svg:viewBox="0 0 50 127" svg:d="M50 44c0-27-10-44-27-44-15 0-23 11-23 23 0 11 8 23 23 23 5 0 11-3 15-6 2-2 2-2 3-2v6c0 33-15 58-29 73-5 3-5 4-5 6 0 3 3 4 4 4 5 0 39-32 39-83z">
            <text:p/>
          </draw:path>
          <draw:path draw:style-name="gr5" draw:text-style-name="P5" draw:layer="layout" svg:width="0.162cm" svg:height="0.191cm" svg:x="21.694cm" svg:y="7.1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text-style-name="P5" draw:layer="layout" svg:width="0.118cm" svg:height="0.134cm" svg:x="21.891cm" svg:y="7.2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text-style-name="P5" draw:layer="layout" svg:width="0.127cm" svg:height="0.134cm" svg:x="22.047cm" svg:y="7.264cm" svg:viewBox="0 0 128 135" svg:d="M112 17c-11 2-15 11-15 17 0 8 6 10 11 10 7 0 18-3 18-18 0-20-24-26-40-26-44 0-86 41-86 83 0 25 18 52 55 52 51 0 73-30 73-34 0-2-2-5-4-5s-3 0-5 3c-23 27-58 27-64 27-20 0-30-14-30-34 0-8 4-40 19-61 11-14 27-23 42-23 4 0 18 0 26 9z">
            <text:p/>
          </draw:path>
          <draw:path draw:style-name="gr5" draw:text-style-name="P5" draw:layer="layout" svg:width="0.18cm" svg:height="0.134cm" svg:x="22.192cm" svg:y="7.2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2.401cm" svg:y="7.1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2.524cm" svg:y="7.189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20.03cm" svg:y="9.356cm" svg:viewBox="0 0 1909 409" draw:points="954,409 0,409 0,0 1909,0 1909,409">
            <text:p/>
          </draw:polygon>
          <draw:path draw:style-name="gr5" draw:text-style-name="P5" draw:layer="layout" svg:width="0.319cm" svg:height="0.288cm" svg:x="20.052cm" svg:y="9.355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20.35cm" svg:y="9.576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20.506cm" svg:y="9.576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20.653cm" svg:y="9.576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0.86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0.983cm" svg:y="9.501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1.173cm" svg:y="9.673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1.262cm" svg:y="9.50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1.451cm" svg:y="9.576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1.658cm" svg:y="9.5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1.781cm" svg:y="9.50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6.041cm" svg:y="17.413cm" svg:viewBox="0 0 3989 421" draw:points="1995,421 0,421 0,0 3989,0 3989,421">
            <text:p/>
          </draw:polygon>
          <draw:path draw:style-name="gr5" draw:text-style-name="P5" draw:layer="layout" svg:width="0.306cm" svg:height="0.287cm" svg:x="6.057cm" svg:y="17.4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6.418cm" svg:y="17.4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6.553cm" svg:y="17.4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6.774cm" svg:y="17.4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7.233cm" svg:y="17.4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7.506cm" svg:y="17.4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7.761cm" svg:y="17.4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7.877cm" svg:y="17.4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7.966cm" svg:y="17.5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8.158cm" svg:y="17.5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8.381cm" svg:y="17.4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8.506cm" svg:y="17.4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8.685cm" svg:y="17.6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8.854cm" svg:y="17.5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9.052cm" svg:y="17.6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9.208cm" svg:y="17.6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9.353cm" svg:y="17.6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9.561cm" svg:y="17.5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9.684cm" svg:y="17.5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9.89cm" svg:y="17.4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6" draw:text-style-name="P1" draw:layer="layout" svg:x1="3.556cm" svg:y1="10.668cm" svg:x2="26.924cm" svg:y2="10.668cm">
          <text:p/>
        </draw:line>
        <draw:custom-shape draw:style-name="gr7" draw:text-style-name="P6" draw:layer="layout" svg:width="6.25cm" svg:height="0.882cm" svg:x="20.574cm" svg:y="8.2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3cm" svg:y1="2.54cm" svg:x2="11.346cm" svg:y2="19.304cm">
          <text:p/>
        </draw:line>
        <draw:frame draw:style-name="gr2" draw:text-style-name="P3" draw:layer="layout" svg:width="7.61cm" svg:height="2.384cm" svg:x="7.63cm" svg:y="1.524cm">
          <draw:text-box>
            <text:p text:style-name="P2">SRN</text:p>
            <text:p text:style-name="P2"/>
          </draw:text-box>
        </draw:frame>
        <draw:g>
          <svg:title>TexMaths</svg:title>
          <svg:desc>12§latex§$scnid$§svg§600§TRUE§</svg:desc>
          <draw:polygon draw:style-name="gr4" draw:text-style-name="P4" draw:layer="layout" svg:width="0.995cm" svg:height="0.292cm" svg:x="7.474cm" svg:y="11.502cm" svg:viewBox="0 0 996 293" draw:points="498,293 0,293 0,0 996,0 996,293">
            <text:p/>
          </draw:polygon>
          <draw:path draw:style-name="gr5" draw:text-style-name="P5" draw:layer="layout" svg:width="0.155cm" svg:height="0.191cm" svg:x="7.496cm" svg:y="11.6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text-style-name="P5" draw:layer="layout" svg:width="0.165cm" svg:height="0.191cm" svg:x="7.689cm" svg:y="11.6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5" draw:text-style-name="P5" draw:layer="layout" svg:width="0.228cm" svg:height="0.191cm" svg:x="7.865cm" svg:y="11.6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8.117cm" svg:y="11.5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8.267cm" svg:y="11.5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broadcast§svg§600§TRUE§</svg:desc>
          <draw:polygon draw:style-name="gr4" draw:text-style-name="P4" draw:layer="layout" svg:width="1.777cm" svg:height="0.292cm" svg:x="7.138cm" svg:y="11.026cm" svg:viewBox="0 0 1778 293" draw:points="889,293 0,293 0,0 1778,0 1778,293">
            <text:p/>
          </draw:polygon>
          <draw:path draw:style-name="gr5" draw:text-style-name="P5" draw:layer="layout" svg:width="0.208cm" svg:height="0.298cm" svg:x="7.15cm" svg:y="11.025cm" svg:viewBox="0 0 209 299" svg:d="M61 134v-134l-61 5v13c30 0 34 2 34 24v252h9c1 0 5-6 16-26 6 9 24 31 55 31 52 0 95-42 95-96s-41-96-90-96c-33 0-51 20-58 27zM62 246v-87c0-9 0-9 5-16 17-23 40-27 51-27 18 0 33 11 44 27 11 18 12 42 12 59 0 15-1 42-13 60-9 13-25 27-48 27-19 0-35-9-45-26-6-8-6-10-6-17z">
            <text:p/>
          </draw:path>
          <draw:path draw:style-name="gr5" draw:text-style-name="P5" draw:layer="layout" svg:width="0.142cm" svg:height="0.186cm" svg:x="7.383cm" svg:y="11.13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87cm" svg:height="0.194cm" svg:x="7.548cm" svg:y="11.129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5" draw:text-style-name="P5" draw:layer="layout" svg:width="0.191cm" svg:height="0.194cm" svg:x="7.764cm" svg:y="11.129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208cm" svg:height="0.298cm" svg:x="7.971cm" svg:y="11.025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5" draw:text-style-name="P5" draw:layer="layout" svg:width="0.161cm" svg:height="0.194cm" svg:x="8.203cm" svg:y="11.129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5" draw:text-style-name="P5" draw:layer="layout" svg:width="0.19cm" svg:height="0.194cm" svg:x="8.394cm" svg:y="11.129cm" svg:viewBox="0 0 191 195" svg:d="M124 159c1 16 13 34 32 34 10 0 35-6 35-40v-25h-10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138cm" svg:height="0.194cm" svg:x="8.6cm" svg:y="11.129cm" svg:viewBox="0 0 139 195" svg:d="M74 108c10 1 45 8 45 38 0 22-15 40-48 40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8.76cm" svg:y="11.059cm" svg:viewBox="0 0 133 265" svg:d="M66 91h60v-13h-60v-78h-11c-1 35-13 80-55 82v9h36v117c0 53 40 57 55 57 30 0 42-30 42-57v-24h-11v24c0 31-13 47-28 47-28 0-28-39-28-46z">
            <text:p/>
          </draw:path>
        </draw:g>
        <draw:line draw:style-name="gr3" draw:text-style-name="P1" draw:layer="layout" svg:x1="11.346cm" svg:y1="14.54cm" svg:x2="17.356cm" svg:y2="14.54cm">
          <text:p/>
        </draw:line>
        <draw:g>
          <svg:title>TexMaths</svg:title>
          <svg:desc>12§latex§$hnid$§svg§600§TRUE§</svg:desc>
          <draw:polygon draw:style-name="gr4" draw:text-style-name="P4" draw:layer="layout" svg:width="0.858cm" svg:height="0.292cm" svg:x="7.46cm" svg:y="13.88cm" svg:viewBox="0 0 859 293" draw:points="429,293 0,293 0,0 859,0 859,293">
            <text:p/>
          </draw:polygon>
          <draw:path draw:style-name="gr5" draw:text-style-name="P5" draw:layer="layout" svg:width="0.208cm" svg:height="0.298cm" svg:x="7.483cm" svg:y="13.879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5" draw:text-style-name="P5" draw:layer="layout" svg:width="0.228cm" svg:height="0.191cm" svg:x="7.714cm" svg:y="13.986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7.966cm" svg:y="13.893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8.116cm" svg:y="13.879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text-style-name="P1" draw:layer="layout" svg:x1="11.33cm" svg:y1="15.61cm" svg:x2="4.588cm" svg:y2="15.61cm">
          <text:p/>
        </draw:line>
        <draw:line draw:style-name="gr3" draw:text-style-name="P1" draw:layer="layout" svg:x1="4.588cm" svg:y1="14.34cm" svg:x2="11.446cm" svg:y2="14.34cm">
          <text:p/>
        </draw:line>
        <draw:line draw:style-name="gr3" draw:text-style-name="P1" draw:layer="layout" svg:x1="17.356cm" svg:y1="15.41cm" svg:x2="11.33cm" svg:y2="15.41cm">
          <text:p/>
        </draw:line>
        <draw:g>
          <svg:title>TexMaths</svg:title>
          <svg:desc>12§latex§\begin{eqnarray*}
\text{compute} \mathcal{X}_{scnid,hnid} 
\end{eqnarray*}§svg§600§TRUE§</svg:desc>
          <draw:polygon draw:style-name="gr4" draw:text-style-name="P4" draw:layer="layout" svg:width="3.478cm" svg:height="0.408cm" svg:x="20.784cm" svg:y="8.618cm" svg:viewBox="0 0 3479 409" draw:points="1740,409 0,409 0,0 3479,0 3479,409">
            <text:p/>
          </draw:polygon>
          <draw:path draw:style-name="gr5" draw:text-style-name="P5" draw:layer="layout" svg:width="0.161cm" svg:height="0.193cm" svg:x="20.798cm" svg:y="8.717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5" draw:text-style-name="P5" draw:layer="layout" svg:width="0.187cm" svg:height="0.193cm" svg:x="20.982cm" svg:y="8.717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5" draw:text-style-name="P5" draw:layer="layout" svg:width="0.329cm" svg:height="0.186cm" svg:x="21.194cm" svg:y="8.71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542cm" svg:y="8.719cm" svg:viewBox="0 0 209 270" svg:d="M61 28v-28l-61 5v13c30 0 34 2 34 20v199c0 20-5 20-34 20v13c14-1 36-3 48-3 11 0 32 2 48 3v-13c-29 0-34 0-34-20v-72-3c3 7 21 30 52 30 52 0 95-42 95-96s-41-96-89-96c-32 0-50 19-59 28zM62 139v-95c12-21 34-33 56-33 30 0 56 37 56 85 0 50-30 86-61 86-17 0-34-8-45-25-6-10-6-10-6-18z">
            <text:p/>
          </draw:path>
          <draw:path draw:style-name="gr5" draw:text-style-name="P5" draw:layer="layout" svg:width="0.213cm" svg:height="0.191cm" svg:x="21.778cm" svg:y="8.719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5" draw:text-style-name="P5" draw:layer="layout" svg:width="0.132cm" svg:height="0.264cm" svg:x="22.006cm" svg:y="8.646cm" svg:viewBox="0 0 133 265" svg:d="M66 91h60v-13h-60v-78h-11c-1 35-13 80-55 82v9h36v116c0 53 40 58 55 58 30 0 42-30 42-58v-24h-11v24c0 32-13 47-28 47-28 0-28-38-28-45z">
            <text:p/>
          </draw:path>
          <draw:path draw:style-name="gr5" draw:text-style-name="P5" draw:layer="layout" svg:width="0.163cm" svg:height="0.193cm" svg:x="22.174cm" svg:y="8.717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5" draw:text-style-name="P5" draw:layer="layout" svg:width="0.319cm" svg:height="0.288cm" svg:x="22.375cm" svg:y="8.617cm" svg:viewBox="0 0 320 289" svg:d="M181 56c-2-32-7-56-37-56-40 0-67 29-67 41 0 2 2 2 5 2 4 0 22-5 31-19v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22.674cm" svg:y="8.838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7cm" svg:height="0.133cm" svg:x="22.83cm" svg:y="8.838cm" svg:viewBox="0 0 128 134" svg:d="M112 17c-11 2-15 11-15 17 0 8 6 10 11 10 7 0 18-3 18-18 0-20-24-26-40-26-44 0-86 41-86 83 0 25 18 51 55 51 51 0 73-30 73-33s-2-5-4-5-3 0-5 2c-23 28-58 28-64 28-20 0-30-15-30-34 0-8 4-40 19-61 11-14 27-23 42-23 4 0 18 0 26 9z">
            <text:p/>
          </draw:path>
          <draw:path draw:style-name="gr5" draw:text-style-name="P5" draw:layer="layout" svg:width="0.18cm" svg:height="0.133cm" svg:x="22.977cm" svg:y="8.838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3.184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3.307cm" svg:y="8.76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3.497cm" svg:y="8.935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586cm" svg:y="8.763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775cm" svg:y="8.838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3.982cm" svg:y="8.77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4.105cm" svg:y="8.76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8" draw:text-style-name="P1" draw:layer="layout" svg:x1="28cm" svg:y1="-2.54cm" svg:x2="0cm" svg:y2="-2.54cm">
          <text:p/>
        </draw:line>
        <draw:custom-shape draw:style-name="gr9" draw:text-style-name="P6" draw:layer="layout" svg:width="4.318cm" svg:height="1.282cm" svg:x="3.556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text-style-name="P4" draw:layer="layout" svg:width="3.922cm" svg:height="0.798cm" svg:x="3.656cm" svg:y="12.707cm" svg:viewBox="0 0 3923 799" draw:points="1962,799 0,799 0,0 3923,0 3923,799">
            <text:p/>
          </draw:polygon>
          <draw:path draw:style-name="gr5" draw:text-style-name="P5" draw:layer="layout" svg:width="0.132cm" svg:height="0.264cm" svg:x="4.297cm" svg:y="12.74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466cm" svg:y="12.7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698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026cm" svg:y="12.7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342cm" svg:y="12.7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8cm" svg:height="0.298cm" svg:x="5.769cm" svg:y="12.7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6.189cm" svg:y="12.8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09cm" svg:height="0.282cm" svg:x="6.375cm" svg:y="12.7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08cm" svg:height="0.298cm" svg:x="6.493cm" svg:y="12.7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63cm" svg:height="0.193cm" svg:x="6.723cm" svg:y="12.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6.912cm" svg:y="12.8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7.213cm" svg:y="12.74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87cm" svg:height="0.193cm" svg:x="7.38cm" svg:y="12.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text-style-name="P5" draw:layer="layout" svg:width="0.191cm" svg:height="0.193cm" svg:x="3.674cm" svg:y="13.3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3.874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32cm" svg:height="0.264cm" svg:x="4.03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91cm" svg:height="0.193cm" svg:x="4.21cm" svg:y="13.3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61cm" svg:height="0.193cm" svg:x="4.417cm" svg:y="13.3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213cm" svg:height="0.293cm" svg:x="4.592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289cm" svg:height="0.186cm" svg:x="4.959cm" svg:y="13.3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text-style-name="P5" draw:layer="layout" svg:width="0.09cm" svg:height="0.282cm" svg:x="5.27cm" svg:y="13.2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132cm" svg:height="0.264cm" svg:x="5.3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5.55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32cm" svg:height="0.264cm" svg:x="5.918cm" svg:y="13.246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6.086cm" svg:y="13.2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6.319cm" svg:y="13.3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87cm" svg:height="0.307cm" svg:x="6.657cm" svg:y="13.2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5" draw:text-style-name="P5" draw:layer="layout" svg:width="0.257cm" svg:height="0.307cm" svg:x="6.891cm" svg:y="13.2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5" draw:text-style-name="P5" draw:layer="layout" svg:width="0.288cm" svg:height="0.288cm" svg:x="7.184cm" svg:y="13.2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hnid$§svg§600§TRUE§</svg:desc>
          <draw:polygon draw:style-name="gr4" draw:text-style-name="P4" draw:layer="layout" svg:width="0.858cm" svg:height="0.292cm" svg:x="13.861cm" svg:y="14.081cm" svg:viewBox="0 0 859 293" draw:points="430,293 0,293 0,0 859,0 859,293">
            <text:p/>
          </draw:polygon>
          <draw:path draw:style-name="gr5" draw:text-style-name="P5" draw:layer="layout" svg:width="0.208cm" svg:height="0.298cm" svg:x="13.884cm" svg:y="14.08cm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
            <text:p/>
          </draw:path>
          <draw:path draw:style-name="gr5" draw:text-style-name="P5" draw:layer="layout" svg:width="0.228cm" svg:height="0.191cm" svg:x="14.115cm" svg:y="14.187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text-style-name="P5" draw:layer="layout" svg:width="0.112cm" svg:height="0.284cm" svg:x="14.367cm" svg:y="14.094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text-style-name="P5" draw:layer="layout" svg:width="0.201cm" svg:height="0.298cm" svg:x="14.517cm" svg:y="14.08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13.329cm" svg:y="14.856cm" svg:viewBox="0 0 1909 409" draw:points="954,409 0,409 0,0 1909,0 1909,409">
            <text:p/>
          </draw:polygon>
          <draw:path draw:style-name="gr5" draw:text-style-name="P5" draw:layer="layout" svg:width="0.319cm" svg:height="0.288cm" svg:x="13.351cm" svg:y="14.855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13.649cm" svg:y="15.076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3.805cm" svg:y="15.076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13.952cm" svg:y="15.076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4.159cm" svg:y="15.0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14.282cm" svg:y="15.001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14.472cm" svg:y="15.173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14.561cm" svg:y="15.00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14.75cm" svg:y="15.076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4.957cm" svg:y="15.0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15.08cm" svg:y="15.00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$\mathcal{X}_{scnid,hnid}$§svg§600§TRUE§</svg:desc>
          <draw:polygon draw:style-name="gr4" draw:text-style-name="P4" draw:layer="layout" svg:width="1.908cm" svg:height="0.408cm" svg:x="6.73cm" svg:y="14.955cm" svg:viewBox="0 0 1909 409" draw:points="954,409 0,409 0,0 1909,0 1909,409">
            <text:p/>
          </draw:polygon>
          <draw:path draw:style-name="gr5" draw:text-style-name="P5" draw:layer="layout" svg:width="0.319cm" svg:height="0.288cm" svg:x="6.752cm" svg:y="14.954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18cm" svg:height="0.133cm" svg:x="7.05cm" svg:y="15.175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7.206cm" svg:y="15.175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7.353cm" svg:y="15.17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7.56cm" svg:y="15.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7.683cm" svg:y="15.1cm" svg:viewBox="0 0 152 209" svg:d="M151 8c1 0 1-3 1-4 0-2-1-4-4-4-5 0-30 2-38 2-2 2-7 2-7 8 0 4 5 4 9 4 14 0 14 2 14 4s-1 5-1 7l-17 67c-7-9-17-16-31-16-39 0-77 40-77 83 0 29 19 50 44 50 17 0 32-9 44-21 4 18 22 21 30 21 10 0 18-6 24-16 6-12 9-29 9-30 0-4-3-4-3-4-5 0-5 2-8 10-3 14-9 31-21 31-7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7.873cm" svg:y="15.272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7.962cm" svg:y="15.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8.151cm" svg:y="15.175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8.358cm" svg:y="15.1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8.481cm" svg:y="15.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text-style-name="P1" draw:layer="layout" svg:x1="11.33cm" svg:y1="18.288cm" svg:x2="17.356cm" svg:y2="18.28cm">
          <text:p/>
        </draw:line>
        <draw:g>
          <svg:title>TexMaths</svg:title>
          <svg:desc>12§latex§$E(IMSI||salt,e_{scnid})$§svg§600§TRUE§</svg:desc>
          <draw:polygon draw:style-name="gr4" draw:text-style-name="P4" draw:layer="layout" svg:width="3.988cm" svg:height="0.42cm" svg:x="12.341cm" svg:y="17.813cm" svg:viewBox="0 0 3989 421" draw:points="1995,421 0,421 0,0 3989,0 3989,421">
            <text:p/>
          </draw:polygon>
          <draw:path draw:style-name="gr5" draw:text-style-name="P5" draw:layer="layout" svg:width="0.306cm" svg:height="0.287cm" svg:x="12.357cm" svg:y="17.8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text-style-name="P5" draw:layer="layout" svg:width="0.099cm" svg:height="0.421cm" svg:x="12.718cm" svg:y="17.8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text-style-name="P5" draw:layer="layout" svg:width="0.196cm" svg:height="0.288cm" svg:x="12.853cm" svg:y="17.8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423cm" svg:height="0.288cm" svg:x="13.074cm" svg:y="17.8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text-style-name="P5" draw:layer="layout" svg:width="0.25cm" svg:height="0.307cm" svg:x="13.533cm" svg:y="17.8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text-style-name="P5" draw:layer="layout" svg:width="0.196cm" svg:height="0.288cm" svg:x="13.806cm" svg:y="17.8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text-style-name="P5" draw:layer="layout" svg:width="0.017cm" svg:height="0.421cm" svg:x="14.061cm" svg:y="17.812cm" svg:viewBox="0 0 18 422" svg:d="M18 16c0-9 0-16-8-16-10 0-10 7-10 16v392c0 7 0 14 10 14 8 0 8-7 8-14z">
            <text:p/>
          </draw:path>
          <draw:path draw:style-name="gr5" draw:text-style-name="P5" draw:layer="layout" svg:width="0.017cm" svg:height="0.421cm" svg:x="14.177cm" svg:y="17.812cm" svg:viewBox="0 0 18 422" svg:d="M18 16c0-9 0-16-8-16-10 0-10 7-10 16v392c0 7 0 14 10 14 8 0 8-7 8-14z">
            <text:p/>
          </draw:path>
          <draw:path draw:style-name="gr5" draw:text-style-name="P5" draw:layer="layout" svg:width="0.155cm" svg:height="0.191cm" svg:x="14.266cm" svg:y="17.9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text-style-name="P5" draw:layer="layout" svg:width="0.193cm" svg:height="0.191cm" svg:x="14.458cm" svg:y="17.9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text-style-name="P5" draw:layer="layout" svg:width="0.09cm" svg:height="0.298cm" svg:x="14.681cm" svg:y="17.8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text-style-name="P5" draw:layer="layout" svg:width="0.13cm" svg:height="0.269cm" svg:x="14.806cm" svg:y="17.8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text-style-name="P5" draw:layer="layout" svg:width="0.049cm" svg:height="0.126cm" svg:x="14.985cm" svg:y="18.083cm" svg:viewBox="0 0 50 127" svg:d="M50 44c0-27-10-44-27-44-15 0-23 11-23 23 0 11 8 23 23 23 5 0 11-3 15-6 2-2 2-2 3-2v6c0 33-15 58-29 72-5 4-5 5-5 6 0 4 3 5 4 5 5 0 39-32 39-83z">
            <text:p/>
          </draw:path>
          <draw:path draw:style-name="gr5" draw:text-style-name="P5" draw:layer="layout" svg:width="0.162cm" svg:height="0.191cm" svg:x="15.154cm" svg:y="17.9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text-style-name="P5" draw:layer="layout" svg:width="0.118cm" svg:height="0.133cm" svg:x="15.352cm" svg:y="18.0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text-style-name="P5" draw:layer="layout" svg:width="0.129cm" svg:height="0.133cm" svg:x="15.508cm" svg:y="18.0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text-style-name="P5" draw:layer="layout" svg:width="0.18cm" svg:height="0.133cm" svg:x="15.653cm" svg:y="18.0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15.861cm" svg:y="17.9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15.984cm" svg:y="17.9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text-style-name="P5" draw:layer="layout" svg:width="0.099cm" svg:height="0.421cm" svg:x="16.19cm" svg:y="17.8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0" draw:text-style-name="P6" draw:layer="layout" svg:width="4.342cm" svg:height="1.211cm" svg:x="3.532cm" svg:y="15.9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alidates\\
the certificate§svg§600§TRUE§</svg:desc>
          <draw:polygon draw:style-name="gr4" draw:text-style-name="P4" draw:layer="layout" svg:width="3.7cm" svg:height="0.798cm" svg:x="3.758cm" svg:y="16.008cm" svg:viewBox="0 0 3701 799" draw:points="1851,799 0,799 0,0 3701,0 3701,799">
            <text:p/>
          </draw:polygon>
          <draw:path draw:style-name="gr5" draw:text-style-name="P5" draw:layer="layout" svg:width="0.132cm" svg:height="0.264cm" svg:x="4.399cm" svg:y="16.041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213cm" svg:height="0.293cm" svg:x="4.568cm" svg:y="16.00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8cm" svg:y="16.1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288cm" svg:height="0.298cm" svg:x="5.128cm" svg:y="16.012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text-style-name="P5" draw:layer="layout" svg:width="0.262cm" svg:height="0.287cm" svg:x="5.444cm" svg:y="16.013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text-style-name="P5" draw:layer="layout" svg:width="0.207cm" svg:height="0.186cm" svg:x="5.864cm" svg:y="16.119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text-style-name="P5" draw:layer="layout" svg:width="0.19cm" svg:height="0.193cm" svg:x="6.073cm" svg:y="16.11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094cm" svg:height="0.293cm" svg:x="6.279cm" svg:y="16.007cm" svg:viewBox="0 0 95 294" svg:d="M61 0l-61 5v13c30 0 34 2 34 24v220c0 19-5 19-34 19v13c14 0 37-1 48-1 10 0 31 1 47 1v-13c-29 0-34 0-34-19z">
            <text:p/>
          </draw:path>
          <draw:path draw:style-name="gr5" draw:text-style-name="P5" draw:layer="layout" svg:width="0.09cm" svg:height="0.282cm" svg:x="6.396cm" svg:y="16.01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08cm" svg:height="0.298cm" svg:x="6.513cm" svg:y="16.007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text-style-name="P5" draw:layer="layout" svg:width="0.19cm" svg:height="0.193cm" svg:x="6.75cm" svg:y="16.11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6.95cm" svg:y="16.041cm" svg:viewBox="0 0 133 265" svg:d="M66 91h60v-13h-60v-78h-11c-1 35-13 80-55 82v9h36v117c0 52 40 57 55 57 30 0 42-30 42-57v-24h-11v24c0 31-12 46-28 46-28 0-28-38-28-45z">
            <text:p/>
          </draw:path>
          <draw:path draw:style-name="gr5" draw:text-style-name="P5" draw:layer="layout" svg:width="0.163cm" svg:height="0.193cm" svg:x="7.117cm" svg:y="16.11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38cm" svg:height="0.193cm" svg:x="7.307cm" svg:y="16.11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text-style-name="P5" draw:layer="layout" svg:width="0.132cm" svg:height="0.264cm" svg:x="3.766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213cm" svg:height="0.293cm" svg:x="3.934cm" svg:y="16.51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text-style-name="P5" draw:layer="layout" svg:width="0.163cm" svg:height="0.193cm" svg:x="4.167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61cm" svg:height="0.193cm" svg:x="4.496cm" svg:y="16.6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63cm" svg:height="0.193cm" svg:x="4.681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text-style-name="P5" draw:layer="layout" svg:width="0.142cm" svg:height="0.186cm" svg:x="4.868cm" svg:y="16.6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32cm" svg:height="0.264cm" svg:x="5.029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09cm" svg:height="0.282cm" svg:x="5.198cm" svg:y="16.52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text-style-name="P5" draw:layer="layout" svg:width="0.211cm" svg:height="0.298cm" svg:x="5.312cm" svg:y="16.50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text-style-name="P5" draw:layer="layout" svg:width="0.161cm" svg:height="0.193cm" svg:x="5.548cm" svg:y="16.6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text-style-name="P5" draw:layer="layout" svg:width="0.19cm" svg:height="0.193cm" svg:x="5.738cm" svg:y="16.616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text-style-name="P5" draw:layer="layout" svg:width="0.132cm" svg:height="0.264cm" svg:x="5.939cm" svg:y="16.547cm" svg:viewBox="0 0 133 265" svg:d="M66 91h60v-13h-60v-78h-11c-1 35-13 80-55 82v9h36v117c0 52 40 57 55 57 30 0 42-30 42-57v-24h-11v24c0 31-13 46-28 46-28 0-28-38-28-45z">
            <text:p/>
          </draw:path>
          <draw:path draw:style-name="gr5" draw:text-style-name="P5" draw:layer="layout" svg:width="0.163cm" svg:height="0.193cm" svg:x="6.107cm" svg:y="16.6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1" draw:text-style-name="P6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text-style-name="P4" draw:layer="layout" svg:width="3.705cm" svg:height="0.374cm" svg:x="20.932cm" svg:y="3.795cm" svg:viewBox="0 0 3706 375" draw:points="1853,375 0,375 0,0 3706,0 3706,375">
            <text:p/>
          </draw:polygon>
          <draw:path draw:style-name="gr5" draw:text-style-name="P5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5" draw:text-style-name="P5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text-style-name="P5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5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text-style-name="P5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5" draw:text-style-name="P5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text-style-name="P5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5" draw:text-style-name="P5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text-style-name="P5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text-style-name="P5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text-style-name="P5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text-style-name="P5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text-style-name="P5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$§svg§600§TRUE§</svg:desc>
          <draw:polygon draw:style-name="gr4" draw:text-style-name="P4" draw:layer="layout" svg:width="3.501cm" svg:height="0.408cm" svg:x="20.962cm" svg:y="4.37cm" svg:viewBox="0 0 3502 409" draw:points="1751,409 0,409 0,0 3502,0 3502,409">
            <text:p/>
          </draw:polygon>
          <draw:path draw:style-name="gr5" draw:text-style-name="P5" draw:layer="layout" svg:width="0.161cm" svg:height="0.193cm" svg:x="20.976cm" svg:y="4.469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5" draw:text-style-name="P5" draw:layer="layout" svg:width="0.187cm" svg:height="0.193cm" svg:x="21.16cm" svg:y="4.469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5" draw:text-style-name="P5" draw:layer="layout" svg:width="0.329cm" svg:height="0.186cm" svg:x="21.372cm" svg:y="4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text-style-name="P5" draw:layer="layout" svg:width="0.208cm" svg:height="0.269cm" svg:x="21.72cm" svg:y="4.471cm" svg:viewBox="0 0 209 270" svg:d="M61 28v-28l-61 5v13c30 0 34 2 34 20v199c0 20-5 20-34 20v13c14-1 36-3 48-3 11 0 32 2 48 3v-13c-29 0-34 0-34-20v-72-3c3 7 21 30 52 30 52 0 95-42 95-96s-41-96-89-96c-32 0-50 19-59 28zM62 139v-95c12-21 34-33 56-33 30 0 56 37 56 85 0 51-30 86-61 86-17 0-34-8-45-25-6-10-6-10-6-18z">
            <text:p/>
          </draw:path>
          <draw:path draw:style-name="gr5" draw:text-style-name="P5" draw:layer="layout" svg:width="0.213cm" svg:height="0.191cm" svg:x="21.956cm" svg:y="4.471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5" draw:text-style-name="P5" draw:layer="layout" svg:width="0.132cm" svg:height="0.264cm" svg:x="22.184cm" svg:y="4.398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5" draw:layer="layout" svg:width="0.163cm" svg:height="0.193cm" svg:x="22.352cm" svg:y="4.46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5" draw:text-style-name="P5" draw:layer="layout" svg:width="0.319cm" svg:height="0.288cm" svg:x="22.688cm" svg:y="4.369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5" draw:text-style-name="P5" draw:layer="layout" svg:width="0.161cm" svg:height="0.208cm" svg:x="22.989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177cm" svg:y="4.5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5" draw:text-style-name="P5" draw:layer="layout" svg:width="0.09cm" svg:height="0.199cm" svg:x="23.385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5" draw:text-style-name="P5" draw:layer="layout" svg:width="0.151cm" svg:height="0.208cm" svg:x="23.507cm" svg:y="4.515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5" draw:text-style-name="P5" draw:layer="layout" svg:width="0.037cm" svg:height="0.091cm" svg:x="23.698cm" svg:y="4.687cm" svg:viewBox="0 0 38 92" svg:d="M30 30c0 16-2 35-24 54-1 1-1 2-1 4s2 4 3 4c5 0 30-24 30-60 0-18-7-32-21-32-10 0-17 7-17 17 0 9 7 18 18 18 7 0 12-5 12-5z">
            <text:p/>
          </draw:path>
          <draw:path draw:style-name="gr5" draw:text-style-name="P5" draw:layer="layout" svg:width="0.161cm" svg:height="0.208cm" svg:x="23.787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5" draw:text-style-name="P5" draw:layer="layout" svg:width="0.18cm" svg:height="0.133cm" svg:x="23.976cm" svg:y="4.59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text-style-name="P5" draw:layer="layout" svg:width="0.09cm" svg:height="0.199cm" svg:x="24.183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text-style-name="P5" draw:layer="layout" svg:width="0.151cm" svg:height="0.208cm" svg:x="24.306cm" svg:y="4.51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text-style-name="P1" draw:layer="layout" svg:x1="25.4cm" svg:y1="6.234cm" svg:x2="4.572cm" svg:y2="6.234cm">
          <text:p/>
        </draw:line>
        <draw:custom-shape draw:style-name="gr12" draw:text-style-name="P7" draw:layer="layout" svg:width="12.7cm" svg:height="1.27cm" svg:x="7.874cm" svg:y="5.588cm">
          <text:p text:style-name="P2"><text:span text:style-name="T1">Integrity protected provisioning of HN’s self signed </text:span></text:p>
          <text:p text:style-name="P2"><text:span text:style-name="T1">certificate to 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05:06:28.509800152</dc:date>
    <meta:editing-duration>PT12H45M54S</meta:editing-duration>
    <meta:editing-cycles>31</meta:editing-cycles>
    <meta:generator>LibreOffice/5.1.4.2$Linux_X86_64 LibreOffice_project/10m0$Build-2</meta:generator>
    <meta:document-statistic meta:object-count="296"/>
  </office:meta>
</office:document-meta>
</file>